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305" officeooo:paragraph-rsid="000a9305"/>
    </style:style>
    <style:style style:name="P2" style:family="paragraph" style:parent-style-name="Standard">
      <style:text-properties officeooo:rsid="000a9305" officeooo:paragraph-rsid="000c50a8"/>
    </style:style>
    <style:style style:name="P3" style:family="paragraph" style:parent-style-name="Standard">
      <style:text-properties officeooo:rsid="000af919" officeooo:paragraph-rsid="000af919"/>
    </style:style>
    <style:style style:name="P4" style:family="paragraph" style:parent-style-name="Standard">
      <style:text-properties officeooo:rsid="000c50a8" officeooo:paragraph-rsid="000a9305"/>
    </style:style>
    <style:style style:name="P5" style:family="paragraph" style:parent-style-name="Standard">
      <style:text-properties officeooo:rsid="000c50a8" officeooo:paragraph-rsid="000c50a8"/>
    </style:style>
    <style:style style:name="P6" style:family="paragraph" style:parent-style-name="Standard">
      <style:text-properties officeooo:rsid="000cc8cc" officeooo:paragraph-rsid="000cc8cc"/>
    </style:style>
    <style:style style:name="T1" style:family="text">
      <style:text-properties officeooo:rsid="000a9305"/>
    </style:style>
    <style:style style:name="T2" style:family="text">
      <style:text-properties officeooo:rsid="000c50a8"/>
    </style:style>
    <style:style style:name="T3" style:family="text">
      <style:text-properties officeooo:rsid="000cc8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“” - <text:span text:style-name="T1">String</text:span></text:p>
      <text:p text:style-name="Standard">‘’ - <text:span text:style-name="T1">Letter</text:span></text:p>
      <text:p text:style-name="P1">#Number</text:p>
      <text:p text:style-name="P1">@Symbol</text:p>
      <text:p text:style-name="P1"/>
      <text:p text:style-name="P1"/>
      <text:p text:style-name="P1">Prefix operator</text:p>
      <text:p text:style-name="P1"/>
      <text:p text:style-name="P1"/>
      <text:p text:style-name="P1">Process ProcessName {</text:p>
      <text:p text:style-name="P1"/>
      <text:p text:style-name="P1">Start()?</text:p>
      <text:p text:style-name="P1"/>
      <text:p text:style-name="P1"/>
      <text:p text:style-name="P1"/>
      <text:p text:style-name="P1">}</text:p>
      <text:p text:style-name="P1"/>
      <text:p text:style-name="P4"/>
      <text:p text:style-name="P6">Test x = Switch A = x.</text:p>
      <text:p text:style-name="P2"/>
      <text:p text:style-name="P2">{</text:p>
      <text:p text:style-name="P2"><text:span text:style-name="T2"><text:s text:c="2"/>If A = 7:</text:span></text:p>
      <text:p text:style-name="P2"><text:s text:c="2"/><text:span text:style-name="T3">Else:</text:span></text:p>
      <text:p text:style-name="P2"><text:s text:c="2"/><text:span text:style-name="T3">Case 0:</text:span></text:p>
      <text:p text:style-name="P2"><text:s text:c="2"/><text:span text:style-name="T3">Test 0:</text:span></text:p>
      <text:p text:style-name="P5"/>
      <text:p text:style-name="P1"><text:s text:c="2"/>Repeat.</text:p>
      <text:p text:style-name="P5"><text:s text:c="2"/>Break.</text:p>
      <text:p text:style-name="P1"><text:s text:c="2"/>Continue.</text:p>
      <text:p text:style-name="P5"><text:s text:c="2"/>Return False.</text:p>
      <text:p text:style-name="P3"/>
      <text:p text:style-name="P3"><text:s text:c="2"/>Care for A, B, C.</text:p>
      <text:p text:style-name="P3"/>
      <text:p text:style-name="P3"><text:span text:style-name="T3"><text:s text:c="2"/>Destruct:</text:span></text:p>
      <text:p text:style-name="P1"/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6:42:59.686420423</meta:creation-date>
    <dc:date>2024-01-30T07:03:01.557057468</dc:date>
    <meta:editing-duration>PT12H28M40S</meta:editing-duration>
    <meta:editing-cycles>1</meta:editing-cycles>
    <meta:document-statistic meta:table-count="0" meta:image-count="0" meta:object-count="0" meta:page-count="1" meta:paragraph-count="21" meta:word-count="44" meta:character-count="214" meta:non-whitespace-character-count="171"/>
    <meta:generator>LibreOffice/7.3.7.2$Linux_X86_64 LibreOffice_project/30$Build-2</meta:generator>
  </office:meta>
</office:document-meta>
</file>